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1pt" officeooo:rsid="0014fe09" officeooo:paragraph-rsid="0014fe09" style:font-size-asian="11pt" style:font-size-complex="11pt"/>
    </style:style>
    <style:style style:name="P2" style:family="paragraph" style:parent-style-name="Standard">
      <style:text-properties style:font-name="Calibri" fo:font-size="11pt" officeooo:rsid="0014fe09" officeooo:paragraph-rsid="0014fe09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alibri" fo:font-size="11pt" officeooo:rsid="0014fe09" officeooo:paragraph-rsid="0014fe09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a. Decana <text:s/><text:tab/><text:tab/><text:tab/><text:tab/><text:tab/><text:tab/><text:tab/><text:tab/> <text:s text:c="20"/>24 de abril de 2018</text:p>
      <text:p text:style-name="P2">Facultad de Matemática, Astronomía y Física</text:p>
      <text:p text:style-name="P2">Dra. Ing. Mirta IRIONDO</text:p>
      <text:p text:style-name="P2">S_________/_________D:</text:p>
      <text:p text:style-name="P2"/>
      <text:p text:style-name="P2">Me dirijo a usted, o por su intermedio a quien corresponda, a fin de solicitar la admisión en</text:p>
      <text:p text:style-name="P2">calidad de Alumno Vocacional para cursar la/s siguiente/s materia/s Computación paralela de la carrera Licenciatura en Ciencias de la Computación.</text:p>
      <text:p text:style-name="P2"/>
      <text:p text:style-name="P2"><text:tab/>Para dicho fin, adjunto a la presente, la documentación solicitada.</text:p>
      <text:p text:style-name="P2"><text:tab/>Sin más, saludo a usted muy atentamente,</text:p>
      <text:p text:style-name="P2"/>
      <text:p text:style-name="P2"/>
      <text:p text:style-name="P2"/>
      <text:p text:style-name="P2"/>
      <text:p text:style-name="P2"/>
      <text:p text:style-name="P3"/>
      <text:p text:style-name="P3">Denise Rut Marzorati</text:p>
      <text:p text:style-name="P3">DNI: 39120606</text:p>
      <text:p text:style-name="P3">Tel: 3416379630</text:p>
      <text:p text:style-name="P3">Email: denise.marzorati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9:38:31.262791403</meta:creation-date>
    <meta:print-date>2018-04-24T19:46:09.010022383</meta:print-date>
    <dc:date>2018-04-24T19:56:49.168795560</dc:date>
    <meta:editing-duration>PT8M7S</meta:editing-duration>
    <meta:editing-cycles>1</meta:editing-cycles>
    <meta:document-statistic meta:table-count="0" meta:image-count="0" meta:object-count="0" meta:page-count="1" meta:paragraph-count="12" meta:word-count="82" meta:character-count="578" meta:non-whitespace-character-count="476"/>
    <meta:generator>LibreOffice/5.1.6.2$Linux_X86_64 LibreOffice_project/10m0$Build-2</meta:generator>
  </office:meta>
</office:document-meta>
</file>